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table:style-name="ce1"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Admin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Import</text:p>
          </table:table-cell>
          <table:table-cell office:value-type="string">
            <text:p>Importar Bases de Datos</text:p>
          </table:table-cell>
          <table:table-cell office:value-type="string">
            <text:p>Import databases</text:p>
          </table:table-cell>
          <table:table-cell office:value-type="string">
            <text:p>Importação de banco de dados</text:p>
          </table:table-cell>
          <table:table-cell office:value-type="string">
            <text:p>Importation base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UserAdmin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SerialFind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ooltipDatacardFind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Serial no es único. La ficha no se ha guardado.</text:p>
          </table:table-cell>
          <table:table-cell office:value-type="string">
            <text:p>Serial number is not unique. Datacard has not been saved.</text:p>
          </table:table-cell>
          <table:table-cell office:value-type="string">
            <text:p>Numéro de série n'est pas unique. Dossier n'a pas été enregistré.</text:p>
          </table:table-cell>
          <table:table-cell office:value-type="string">
            <text:p>O número de série não é exclusivo. registro não foi salvo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102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View</text:p>
          </table:table-cell>
          <table:table-cell office:value-type="string">
            <text:p>Ver ficha</text:p>
          </table:table-cell>
          <table:table-cell office:value-type="string">
            <text:p>View Records</text:p>
          </table:table-cell>
          <table:table-cell office:value-type="string">
            <text:p>Ver registos</text:p>
          </table:table-cell>
          <table:table-cell office:value-type="string">
            <text:p>Voir les dossie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nsertEdi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Backup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eleted</text:p>
          </table:table-cell>
          <table:table-cell office:value-type="string">
            <text:p>Eliminadas</text:p>
          </table:table-cell>
          <table:table-cell office:value-type="string">
            <text:p>Deleted</text:p>
          </table:table-cell>
          <table:table-cell office:value-type="string">
            <text:p>Excluída</text:p>
          </table:table-cell>
          <table:table-cell office:value-type="string">
            <text:p>Supprim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8</text:p>
          </table:table-cell>
          <table:table-cell office:value-type="string">
            <text:p>Introduction to DesInventar8</text:p>
          </table:table-cell>
          <table:table-cell office:value-type="string">
            <text:p>Introdução a DesInventar8</text:p>
          </table:table-cell>
          <table:table-cell office:value-type="string">
            <text:p>Introduction à Désinventer8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,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, por favor, inténtelo de nuevo</text:p>
          </table:table-cell>
          <table:table-cell office:value-type="string">
            <text:p>There was an error with the upload process, please try again</text:p>
          </table:table-cell>
          <table:table-cell office:value-type="string">
            <text:p>Houve um erro com o processo de upload, por favor tente novamente</text:p>
          </table:table-cell>
          <table:table-cell office:value-type="string">
            <text:p>Il y avait une erreur avec le processus de téléchargement,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d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dateError</text:p>
          </table:table-cell>
          <table:table-cell office:value-type="string">
            <text:p>Base de datos no pudo se creada/actualizada</text:p>
          </table:table-cell>
          <table:table-cell office:value-type="string">
            <text:p>Database cannot be updated or created</text:p>
          </table:table-cell>
          <table:table-cell office:value-type="string">
            <text:p>Banco de dados não pode ser criado ou atualizado</text:p>
          </table:table-cell>
          <table:table-cell office:value-type="string">
            <text:p>Base de datos no pueden ser creados o actualizado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Clone</text:p>
          </table:table-cell>
          <table:table-cell office:value-type="string">
            <text:p>Duplicar base de datos</text:p>
          </table:table-cell>
          <table:table-cell office:value-type="string">
            <text:p>Clone database</text:p>
          </table:table-cell>
          <table:table-cell office:value-type="string">
            <text:p>Clone de banco de dados</text:p>
          </table:table-cell>
          <table:table-cell office:value-type="string">
            <text:p>Base de données en doubl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Updat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</table:table>
      <table:database-ranges>
        <table:database-range table:target-range-address="Hoja1.A1:Hoja1.F46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0">08/10/2010</text:date>, <text:time>08:13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8-10T08:13:02</dc:date>
    <meta:editing-cycles>47</meta:editing-cycles>
    <meta:editing-duration>PT02H31M08S</meta:editing-duration>
    <meta:document-statistic meta:table-count="1" meta:cell-count="2921" meta:object-count="0"/>
    <meta:user-defined meta:name="Info 1"/>
    <meta:user-defined meta:name="Info 2"/>
    <meta:user-defined meta:name="Info 3"/>
    <meta:user-defined meta:name="Info 4"/>
  </office:meta>
</office:document-meta>
</file>